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MS Gothic'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automatic-styles>
    <style:style style:name="Taula1" style:family="table">
      <style:table-properties style:width="15.762cm" fo:margin-left="0.436cm" table:align="left" style:writing-mode="lr-tb"/>
    </style:style>
    <style:style style:name="Taula1.A" style:family="table-column">
      <style:table-column-properties style:column-width="15.76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2" style:family="table">
      <style:table-properties style:width="15.762cm" fo:margin-left="0.436cm" table:align="left" style:writing-mode="lr-tb"/>
    </style:style>
    <style:style style:name="Taula2.A" style:family="table-column">
      <style:table-column-properties style:column-width="15.76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3" style:family="table">
      <style:table-properties style:width="15.762cm" fo:margin-left="0.436cm" table:align="left" style:writing-mode="lr-tb"/>
    </style:style>
    <style:style style:name="Taula3.A" style:family="table-column">
      <style:table-column-properties style:column-width="15.762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3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15.762cm" fo:margin-left="0.436cm" table:align="left" style:writing-mode="lr-tb"/>
    </style:style>
    <style:style style:name="Taula4.A" style:family="table-column">
      <style:table-column-properties style:column-width="15.762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5" style:family="table">
      <style:table-properties style:width="15.762cm" fo:margin-left="0.436cm" table:align="left" style:writing-mode="lr-tb"/>
    </style:style>
    <style:style style:name="Taula5.A" style:family="table-column">
      <style:table-column-properties style:column-width="15.762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.25cm" fo:margin-right="-1.014cm" fo:text-indent="0cm" style:auto-text-indent="false">
        <style:tab-stops/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end" style:justify-single-word="false">
        <style:tab-stops>
          <style:tab-stop style:position="1.501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 style:snap-to-layout-grid="false"/>
    </style:style>
    <style:style style:name="P6" style:family="paragraph" style:parent-style-name="Standard">
      <loext:graphic-properties draw:fill="none"/>
      <style:paragraph-properties fo:margin-left="0.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size-complex="11pt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rsid="00198fda" officeooo:paragraph-rsid="00198fda" style:font-size-complex="11pt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rsid="001b128e" officeooo:paragraph-rsid="001b128e" style:font-size-complex="11pt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3" style:family="paragraph" style:parent-style-name="Standard">
      <loext:graphic-properties draw:fill="none"/>
      <style:paragraph-properties fo:margin-left="0.801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normal" officeooo:rsid="001b128e" officeooo:paragraph-rsid="001b128e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.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1b128e" officeooo:paragraph-rsid="001b128e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.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1bb158" officeooo:paragraph-rsid="001bb158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use-window-font-color="true" loext:opacity="0%" style:font-name="Arial" fo:font-size="11pt" fo:language="ca" fo:country="ES" fo:font-weight="normal" officeooo:rsid="001b128e" officeooo:paragraph-rsid="001b128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use-window-font-color="true" loext:opacity="0%" style:font-name="Arial" fo:font-size="11pt" fo:language="ca" fo:country="ES" officeooo:rsid="001b128e" officeooo:paragraph-rsid="001b128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b128e" officeooo:paragraph-rsid="001b128e" style:font-size-complex="11pt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b128e" officeooo:paragraph-rsid="001b128e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d699d" officeooo:paragraph-rsid="001d699d" style:font-weight-asian="bold"/>
    </style:style>
    <style:style style:name="P23" style:family="paragraph" style:parent-style-name="Standard">
      <style:paragraph-properties fo:text-align="start" style:justify-single-word="false"/>
      <style:text-properties officeooo:paragraph-rsid="001d699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d699d" officeooo:paragraph-rsid="001d699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d699d" officeooo:paragraph-rsid="001d699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18e9ee"/>
    </style:style>
    <style:style style:name="T2" style:family="text">
      <style:text-properties style:use-window-font-color="true" loext:opacity="0%" style:font-name="Arial" fo:font-size="11pt" fo:language="ca" fo:country="ES" style:font-name-asian="Times New Roman" style:font-size-asian="11pt" style:language-asian="zh" style:country-asian="CN" style:font-name-complex="Arial" style:language-complex="ar" style:country-complex="SA"/>
    </style:style>
    <style:style style:name="T3" style:family="text">
      <style:text-properties style:use-window-font-color="true" loext:opacity="0%" style:font-name="Arial" fo:font-size="11pt" fo:language="ca" fo:country="ES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4" style:family="text">
      <style:text-properties fo:font-weight="normal" officeooo:rsid="001d699d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8">Noms: <text:span text:style-name="T1">Javier Peiro Aguado</text:span></text:p>
            <text:p text:style-name="P8"/>
          </table:table-cell>
        </table:table-row>
      </table:table>
      <text:p text:style-name="P11"/>
      <text:p text:style-name="P11">ACTIVITAT 1</text:p>
      <text:p text:style-name="P7">Redacta un informe, segons el que hem vist a classe, en el què expliqueu les característiques, qualitats i habilitats que ha de tenir una emprenedor/a del sector de la informàtica. Després feu una reflexió personal explicant si vosaltres teniu aquestes qualitats i com les podeu assolir.</text:p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1">Qualitats Tècniques (coneixements, experiències del treball...):</text:p>
            <text:p text:style-name="P14">Lenguajes de programaci<text:span text:style-name="T2">ón front-end tales como javascript y php.</text:span></text:p>
            <text:p text:style-name="P18">Conocimiento avanzado de HTML5</text:p>
            <text:p text:style-name="P9">Coneixements amb gestor de versions com github.</text:p>
            <text:p text:style-name="P10">Angl<text:span text:style-name="T2">és nivell B2.</text:span></text:p>
            <text:p text:style-name="P19">Frameworks backend:</text:p>
            <text:list text:style-name="L1">
              <text:list-item>
                <text:p text:style-name="P20">Laravel</text:p>
              </text:list-item>
              <text:list-item>
                <text:p text:style-name="P20">Symfony</text:p>
              </text:list-item>
              <text:list-item>
                <text:p text:style-name="P20">ASP.net</text:p>
              </text:list-item>
            </text:list>
            <text:p text:style-name="P10">Frameworks frondend:</text:p>
            <text:list text:style-name="L2">
              <text:list-item>
                <text:p text:style-name="P21">React</text:p>
              </text:list-item>
              <text:list-item>
                <text:p text:style-name="P21">Angular</text:p>
              </text:list-item>
            </text:list>
            <text:p text:style-name="P7"/>
            <text:p text:style-name="P8"/>
          </table:table-cell>
        </table:table-row>
      </table:table>
      <text:p text:style-name="P4"/>
      <text:p text:style-name="P4"/>
      <text:p text:style-name="P4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5"/>
            <text:p text:style-name="P13">Qualitats personals:</text:p>
            <text:p text:style-name="P15">Perseverant.</text:p>
            <text:p text:style-name="P15">Soluciona-ment de problemes complexos.</text:p>
            <text:p text:style-name="P15">Actitud cr<text:span text:style-name="T3">ítica i aprenentatge positiu dels errors.</text:span></text:p>
            <text:p text:style-name="P17">Bones actituds col·laboratives i comunicatives.</text:p>
            <text:p text:style-name="P17">Adaptabilitat als canvis.</text:p>
            <text:p text:style-name="P16"/>
            <text:p text:style-name="P16"/>
            <text:p text:style-name="P1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"/>
          </table:table-cell>
        </table:table-row>
        <table:table-row table:style-name="Taula3.1">
          <table:table-cell table:style-name="Taula3.A2" office:value-type="string">
            <text:p text:style-name="P5"/>
          </table:table-cell>
        </table:table-row>
      </table:table>
      <text:p text:style-name="P4"/>
      <text:p text:style-name="P4"><text:soft-page-break/></text:p>
      <text:p text:style-name="P4"/>
      <text:p text:style-name="P4"/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12">Habilitats empresarials, socials i de direcció:</text:p>
            <text:p text:style-name="P12"/>
            <text:p text:style-name="P23"><text:span text:style-name="T4">Soc Curiós.</text:span></text:p>
            <text:p text:style-name="P23"><text:span text:style-name="T4">Flexible.</text:span></text:p>
            <text:p text:style-name="P23"><text:span text:style-name="T4">No solc frustrarme amb les adversitats.</text:span></text:p>
            <text:p text:style-name="P24">Solc ser asertiu.<text:line-break/>Considere que fronte be els problemes i m’enfoque en trobar la sol.lucións.</text:p>
            <text:p text:style-name="P2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4"/>
      <text:p text:style-name="P4"/>
      <table:table table:name="Taula5" table:style-name="Taula5">
        <table:table-column table:style-name="Taula5.A"/>
        <table:table-row table:style-name="Taula5.1">
          <table:table-cell table:style-name="Taula5.A1" office:value-type="string">
            <text:p text:style-name="P12">Reflexió personal:</text:p>
            <text:p text:style-name="P12"/>
            <text:p text:style-name="P25">De vegades soc massa llançat i es convenient pensar més algunes cosses.</text:p>
            <text:p text:style-name="P22"/>
            <text:p text:style-name="P24">En les negociacions si vec que algú insisteix, encara que crega que no te raó deixe que ho façen a la seva manera, ja que no tinc cap problema amb aixó, però de vegades deuria de insistir amb la meua si realment crec que es mitllor.</text:p>
            <text:p text:style-name="P26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MS Gothic'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enQuanYi Micro Hei" svg:font-family="'WenQuanYi Micro Hei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Lohit Hindi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Gothic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Descripció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 style:writing-mode="lr-tb"/>
      <style:text-properties fo:color="#000000" loext:opacity="100%" style:font-name="Times-Roman" fo:font-family="Times-Roman, 'Times New Roman'" fo:font-size="12pt" style:rfc-language-tag="es-ES-u-co-trad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indent="0cm" style:auto-text-indent="false"/>
      <style:text-properties fo:font-size="14pt" style:font-size-asian="14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globo1" style:display-name="Texto de globo1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2" style:display-name="Fuente de párrafo predeter.2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1" style:display-name="Fuente de párrafo predeter.1" style:family="text"/>
    <style:style style:name="Pie_20_de_20_página_20_Car" style:display-name="Pie de página C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ítulo_20_1_20_Car" style:display-name="Título 1 C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independiente_20_Car" style:display-name="Texto independiente Ca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ca" fo:country="ES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.25cm" fo:margin-right="-1.014cm" fo:text-indent="0cm" style:auto-text-indent="false">
        <style:tab-stops/>
      </style:paragraph-properties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end" style:justify-single-word="false">
        <style:tab-stops>
          <style:tab-stop style:position="1.5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</meta:initial-creator>
    <meta:creation-date>2018-09-27T14:22:00</meta:creation-date>
    <dc:date>2024-12-23T18:31:54.253505455</dc:date>
    <meta:print-date>1995-11-21T17:41:00</meta:print-date>
    <meta:editing-cycles>10</meta:editing-cycles>
    <meta:editing-duration>PT3H1M19S</meta:editing-duration>
    <meta:generator>LibreOffice/24.2.7.2$Linux_X86_64 LibreOffice_project/420$Build-2</meta:generator>
    <meta:document-statistic meta:table-count="5" meta:image-count="0" meta:object-count="0" meta:page-count="3" meta:paragraph-count="30" meta:word-count="207" meta:character-count="1336" meta:non-whitespace-character-count="1162"/>
  </office:meta>
</office:document-meta>
</file>